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ntarell Extra Bold" svg:font-family="'Cantarell Extra Bold'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nux Libertine Mono O" svg:font-family="'Linux Libertine Mono O'" style:font-pitch="variable"/>
    <style:font-face style:name="Nimbus Roman" svg:font-family="'Nimbus Roman'" style:font-adornments="Bold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15d46e" officeooo:paragraph-rsid="0015d46e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5d46e" officeooo:paragraph-rsid="00160847"/>
    </style:style>
    <style:style style:name="P5" style:family="paragraph" style:parent-style-name="Text_20_body">
      <style:paragraph-properties fo:text-align="justify" style:justify-single-word="false"/>
      <style:text-properties officeooo:rsid="0015d46e" officeooo:paragraph-rsid="00160847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paragraph-rsid="00160847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paragraph-rsid="001709c0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paragraph-rsid="00183d0a"/>
    </style:style>
    <style:style style:name="P9" style:family="paragraph" style:parent-style-name="Text_20_body">
      <style:paragraph-properties fo:text-align="justify" style:justify-single-word="false"/>
      <style:text-properties officeooo:paragraph-rsid="00183d0a"/>
    </style:style>
    <style:style style:name="P10" style:family="paragraph" style:parent-style-name="Text_20_body" style:list-style-name="L3">
      <style:paragraph-properties fo:text-align="justify" style:justify-single-word="false"/>
      <style:text-properties officeooo:paragraph-rsid="0018dd69"/>
    </style:style>
    <style:style style:name="P11" style:family="paragraph" style:parent-style-name="Text_20_body" style:list-style-name="L3">
      <style:paragraph-properties fo:text-align="justify" style:justify-single-word="false"/>
      <style:text-properties officeooo:paragraph-rsid="0019f5e9"/>
    </style:style>
    <style:style style:name="P12" style:family="paragraph" style:parent-style-name="Text_20_body" style:list-style-name="L4">
      <style:paragraph-properties fo:text-align="justify" style:justify-single-word="false"/>
      <style:text-properties officeooo:paragraph-rsid="001b708c"/>
    </style:style>
    <style:style style:name="P13" style:family="paragraph" style:parent-style-name="Text_20_body">
      <style:paragraph-properties fo:text-align="justify" style:justify-single-word="false"/>
      <style:text-properties officeooo:paragraph-rsid="001b708c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paragraph-rsid="001b708c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paragraph-rsid="001ccfd0"/>
    </style:style>
    <style:style style:name="P16" style:family="paragraph" style:parent-style-name="Text_20_body">
      <style:paragraph-properties fo:text-align="justify" style:justify-single-word="false"/>
      <style:text-properties officeooo:paragraph-rsid="001ccfd0"/>
    </style:style>
    <style:style style:name="P17" style:family="paragraph" style:parent-style-name="Text_20_body" style:list-style-name="L5">
      <style:paragraph-properties fo:text-align="justify" style:justify-single-word="false"/>
      <style:text-properties officeooo:paragraph-rsid="001ccfd0"/>
    </style:style>
    <style:style style:name="P18" style:family="paragraph" style:parent-style-name="Text_20_body" style:list-style-name="L5">
      <style:paragraph-properties fo:text-align="justify" style:justify-single-word="false"/>
      <style:text-properties fo:font-size="14pt" fo:font-weight="normal" officeooo:rsid="001ccfd0" officeooo:paragraph-rsid="001ccfd0" style:font-size-asian="14pt" style:font-weight-asian="normal" style:font-size-complex="14pt" style:font-weight-complex="normal"/>
    </style:style>
    <style:style style:name="P19" style:family="paragraph" style:parent-style-name="Text_20_body" style:list-style-name="L5">
      <style:paragraph-properties fo:text-align="justify" style:justify-single-word="false"/>
      <style:text-properties fo:font-size="14pt" fo:font-weight="normal" officeooo:rsid="001ccfd0" officeooo:paragraph-rsid="001dc5cd" style:font-size-asian="14pt" style:font-weight-asian="normal" style:font-size-complex="14pt" style:font-weight-complex="normal"/>
    </style:style>
    <style:style style:name="P20" style:family="paragraph" style:parent-style-name="Text_20_body" style:list-style-name="L5">
      <style:paragraph-properties fo:text-align="justify" style:justify-single-word="false"/>
      <style:text-properties fo:font-size="14pt" fo:font-weight="normal" officeooo:rsid="001dc5cd" officeooo:paragraph-rsid="001dc5cd" style:font-size-asian="14pt" style:font-weight-asian="normal" style:font-size-complex="14pt" style:font-weight-complex="normal"/>
    </style:style>
    <style:style style:name="P21" style:family="paragraph" style:parent-style-name="Text_20_body" style:list-style-name="L5">
      <style:paragraph-properties fo:text-align="justify" style:justify-single-word="false"/>
      <style:text-properties officeooo:rsid="001e14a3" officeooo:paragraph-rsid="001e14a3"/>
    </style:style>
    <style:style style:name="P22" style:family="paragraph" style:parent-style-name="Text_20_body">
      <style:paragraph-properties fo:text-align="justify" style:justify-single-word="false"/>
      <style:text-properties officeooo:rsid="001e14a3" officeooo:paragraph-rsid="001e14a3"/>
    </style:style>
    <style:style style:name="P23" style:family="paragraph" style:parent-style-name="Text_20_body" style:list-style-name="L6">
      <style:paragraph-properties fo:text-align="justify" style:justify-single-word="false"/>
      <style:text-properties fo:font-size="16pt" officeooo:rsid="001ff8e8" officeooo:paragraph-rsid="001ff8e8" style:font-size-asian="14pt" style:font-size-complex="16pt"/>
    </style:style>
    <style:style style:name="P24" style:family="paragraph" style:parent-style-name="Text_20_body" style:list-style-name="L7">
      <style:paragraph-properties fo:text-align="justify" style:justify-single-word="false"/>
      <style:text-properties fo:font-size="16pt" officeooo:rsid="001ff8e8" officeooo:paragraph-rsid="001ff8e8" style:font-size-asian="14pt" style:font-size-complex="16pt"/>
    </style:style>
    <style:style style:name="P25" style:family="paragraph" style:parent-style-name="Text_20_body" style:list-style-name="L6">
      <style:paragraph-properties fo:text-align="justify" style:justify-single-word="false"/>
      <style:text-properties officeooo:paragraph-rsid="001ff8e8"/>
    </style:style>
    <style:style style:name="P26" style:family="paragraph" style:parent-style-name="Text_20_body" style:list-style-name="L8">
      <style:paragraph-properties fo:text-align="justify" style:justify-single-word="false"/>
      <style:text-properties fo:font-size="14pt" officeooo:rsid="001ff8e8" officeooo:paragraph-rsid="0021f77b" style:font-size-asian="14pt" style:font-size-complex="14pt"/>
    </style:style>
    <style:style style:name="P27" style:family="paragraph" style:parent-style-name="Text_20_body" style:list-style-name="L6">
      <style:paragraph-properties fo:text-align="justify" style:justify-single-word="false"/>
      <style:text-properties fo:font-size="14pt" officeooo:paragraph-rsid="001ff8e8" style:font-size-asian="14pt" style:font-size-complex="14pt"/>
    </style:style>
    <style:style style:name="P28" style:family="paragraph" style:parent-style-name="Text_20_body" style:list-style-name="L9">
      <style:paragraph-properties fo:text-align="justify" style:justify-single-word="false"/>
      <style:text-properties officeooo:paragraph-rsid="001ff8e8"/>
    </style:style>
    <style:style style:name="P29" style:family="paragraph" style:parent-style-name="Text_20_body" style:list-style-name="L10">
      <style:paragraph-properties fo:text-align="justify" style:justify-single-word="false"/>
      <style:text-properties fo:font-size="18pt" officeooo:rsid="0021f77b" officeooo:paragraph-rsid="0021f77b" style:font-size-asian="15.75pt" style:font-size-complex="18pt"/>
    </style:style>
    <style:style style:name="P30" style:family="paragraph" style:parent-style-name="Text_20_body" style:list-style-name="L10">
      <style:paragraph-properties fo:text-align="justify" style:justify-single-word="false"/>
      <style:text-properties officeooo:paragraph-rsid="0021f77b"/>
    </style:style>
    <style:style style:name="P31" style:family="paragraph" style:parent-style-name="Text_20_body">
      <style:paragraph-properties fo:text-align="justify" style:justify-single-word="false"/>
      <style:text-properties officeooo:paragraph-rsid="0021f77b"/>
    </style:style>
    <style:style style:name="P32" style:family="paragraph" style:parent-style-name="Text_20_body">
      <style:paragraph-properties fo:margin-top="0in" fo:margin-bottom="0in" style:contextual-spacing="false" style:line-height-at-least="0.2917in" fo:orphans="2" fo:widows="2" fo:padding="0in" fo:border="none"/>
      <style:text-properties officeooo:paragraph-rsid="0022aed7"/>
    </style:style>
    <style:style style:name="P33" style:family="paragraph" style:parent-style-name="Heading_20_3">
      <style:paragraph-properties fo:line-height="100%"/>
    </style:style>
    <style:style style:name="P34" style:family="paragraph" style:parent-style-name="Heading_20_4">
      <style:paragraph-properties fo:line-height="100%"/>
    </style:style>
    <style:style style:name="P35" style:family="paragraph" style:parent-style-name="Text_20_body">
      <style:paragraph-properties fo:margin-top="0in" fo:margin-bottom="0in" style:contextual-spacing="false" fo:line-height="100%" fo:orphans="2" fo:widows="2" fo:padding="0in" fo:border="none"/>
      <style:text-properties officeooo:paragraph-rsid="0022aed7"/>
    </style:style>
    <style:style style:name="P36" style:family="paragraph" style:parent-style-name="Text_20_body">
      <style:paragraph-properties fo:margin-left="0in" fo:margin-right="0in" fo:margin-top="0.1874in" fo:margin-bottom="0.1354in" style:contextual-spacing="false" fo:line-height="100%" fo:text-align="start" style:justify-single-word="false" fo:orphans="2" fo:widows="2" fo:text-indent="0in" style:auto-text-indent="false"/>
      <style:text-properties officeooo:paragraph-rsid="0022aed7"/>
    </style:style>
    <style:style style:name="P37" style:family="paragraph" style:parent-style-name="Text_20_body">
      <style:paragraph-properties fo:margin-left="0in" fo:margin-right="0in" fo:margin-top="0in" fo:margin-bottom="0.0417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2aed7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2pt" fo:letter-spacing="normal" fo:font-style="normal" fo:font-weight="normal" officeooo:paragraph-rsid="0022aed7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2aed7"/>
    </style:style>
    <style:style style:name="P40" style:family="paragraph" style:parent-style-name="Text_20_body" style:list-style-name="L11">
      <style:text-properties fo:color="#000000" loext:opacity="100%" style:font-name="Liberation Serif1" fo:font-size="14pt" officeooo:paragraph-rsid="00236d5b" style:font-size-asian="14pt" style:font-size-complex="14pt"/>
    </style:style>
    <style:style style:name="P41" style:family="paragraph" style:parent-style-name="Text_20_body">
      <style:text-properties fo:color="#000000" loext:opacity="100%" style:font-name="Liberation Serif1" fo:font-size="14pt" officeooo:paragraph-rsid="00236d5b" style:font-size-asian="14pt" style:font-size-complex="14pt"/>
    </style:style>
    <style:style style:name="P42" style:family="paragraph" style:parent-style-name="Text_20_body" style:list-style-name="L12">
      <style:text-properties fo:color="#000000" loext:opacity="100%" style:font-name="Liberation Serif1" fo:font-size="14pt" officeooo:paragraph-rsid="00236d5b" style:font-size-asian="14pt" style:font-size-complex="14pt"/>
    </style:style>
    <style:style style:name="P43" style:family="paragraph" style:parent-style-name="Text_20_body" style:list-style-name="L13">
      <style:text-properties fo:color="#000000" loext:opacity="100%" style:font-name="Liberation Serif1" fo:font-size="14pt" officeooo:paragraph-rsid="00236d5b" style:font-size-asian="14pt" style:font-size-complex="14pt"/>
    </style:style>
    <style:style style:name="P44" style:family="paragraph" style:parent-style-name="Text_20_body" style:list-style-name="L14">
      <style:text-properties fo:color="#000000" loext:opacity="100%" style:font-name="Liberation Serif1" fo:font-size="14pt" officeooo:paragraph-rsid="00236d5b" style:font-size-asian="14pt" style:font-size-complex="14pt"/>
    </style:style>
    <style:style style:name="P45" style:family="paragraph" style:parent-style-name="Text_20_body" style:list-style-name="L14">
      <style:text-properties fo:color="#000000" loext:opacity="100%" officeooo:paragraph-rsid="00236d5b"/>
    </style:style>
    <style:style style:name="P46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officeooo:paragraph-rsid="00236d5b"/>
    </style:style>
    <style:style style:name="T1" style:family="text">
      <style:text-properties style:font-name="Linux Libertine Mono O" fo:font-weight="bold" style:font-weight-asian="bold" style:font-weight-complex="bold"/>
    </style:style>
    <style:style style:name="T2" style:family="text">
      <style:text-properties fo:font-variant="normal" fo:text-transform="none" fo:color="#ff0000" loext:opacity="100%" style:font-name="Linux Libertine Mono O" fo:font-size="20.2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font-name="Linux Libertine Mono O" fo:font-size="20.25pt" fo:letter-spacing="normal" fo:font-style="normal" fo:font-weight="bold" style:font-weight-asian="bold" style:font-weight-complex="bold"/>
    </style:style>
    <style:style style:name="T4" style:family="text">
      <style:text-properties fo:color="#000000" loext:opacity="100%" style:font-name="C059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loext:opacity="100%" style:font-name="C059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loext:opacity="100%" style:font-name="C059" fo:font-size="14pt" fo:letter-spacing="normal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loext:opacity="100%" style:font-name="C059" fo:font-size="14pt" fo:letter-spacing="normal" fo:font-style="normal" style:font-size-asian="14pt" style:font-size-complex="14pt"/>
    </style:style>
    <style:style style:name="T8" style:family="text">
      <style:text-properties fo:font-variant="normal" fo:text-transform="none" fo:color="#ff0000" loext:opacity="100%" style:font-name="C059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loext:opacity="100%" style:font-name="C059" fo:font-size="14pt" fo:letter-spacing="normal" fo:font-style="normal" fo:font-weight="normal" officeooo:rsid="00160847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loext:opacity="100%" style:font-name="C059" fo:font-size="14pt" fo:letter-spacing="normal" fo:font-style="normal" officeooo:rsid="00160847" style:font-size-asian="14pt" style:font-size-complex="14pt"/>
    </style:style>
    <style:style style:name="T11" style:family="text">
      <style:text-properties fo:font-variant="normal" fo:text-transform="none" fo:color="#ff0000" loext:opacity="100%" style:font-name="C059" fo:font-size="14pt" fo:letter-spacing="normal" fo:font-style="normal" fo:font-weight="normal" officeooo:rsid="00160847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loext:opacity="100%" style:font-name="C059" fo:font-size="14pt" fo:letter-spacing="normal" fo:font-style="normal" fo:font-weight="normal" officeooo:rsid="001709c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ff0000" loext:opacity="100%" style:font-name="C059" fo:font-size="14pt" fo:letter-spacing="normal" fo:font-style="normal" fo:font-weight="normal" officeooo:rsid="001709c0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loext:opacity="100%" style:font-name="C059" fo:font-size="14pt" fo:letter-spacing="normal" fo:font-style="normal" fo:font-weight="normal" officeooo:rsid="00183d0a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ff0000" loext:opacity="100%" style:font-name="C059" fo:font-size="14pt" fo:letter-spacing="normal" fo:font-style="normal" fo:font-weight="normal" officeooo:rsid="00183d0a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loext:opacity="100%" style:font-name="C059" fo:font-size="14pt" fo:letter-spacing="normal" fo:font-style="normal" fo:font-weight="normal" officeooo:rsid="0018dd69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loext:opacity="100%" style:font-name="C059" fo:font-size="14pt" fo:letter-spacing="normal" fo:font-style="normal" fo:font-weight="normal" officeooo:rsid="0019f5e9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ff0000" loext:opacity="100%" style:font-name="C059" fo:font-size="14pt" fo:letter-spacing="normal" fo:font-style="normal" fo:font-weight="normal" officeooo:rsid="0019f5e9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ff0000" loext:opacity="100%" style:font-name="C059" fo:font-size="14pt" fo:letter-spacing="normal" fo:font-style="normal" fo:font-weight="normal" officeooo:rsid="0018dd69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loext:opacity="100%" style:font-name="C059" fo:font-size="14pt" fo:letter-spacing="normal" fo:font-style="normal" fo:font-weight="normal" officeooo:rsid="001b708c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loext:opacity="100%" style:font-name="C059" fo:font-size="14pt" fo:letter-spacing="normal" fo:font-style="normal" fo:font-weight="normal" officeooo:rsid="001ccfd0" style:font-size-asian="14pt" style:font-weight-asian="normal" style:font-size-complex="14pt" style:font-weight-complex="normal"/>
    </style:style>
    <style:style style:name="T22" style:family="text">
      <style:text-properties fo:color="#000000" loext:opacity="100%" fo:font-size="14pt" fo:font-weight="normal" officeooo:rsid="001ccfd0" style:font-size-asian="14pt" style:font-weight-asian="normal" style:font-size-complex="14pt" style:font-weight-complex="normal"/>
    </style:style>
    <style:style style:name="T23" style:family="text">
      <style:text-properties officeooo:rsid="001e14a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fo:font-size="16pt" fo:font-weight="bold" officeooo:rsid="001ff8e8" style:font-size-asian="14pt" style:font-weight-asian="bold" style:font-size-complex="16pt" style:font-weight-complex="bold"/>
    </style:style>
    <style:style style:name="T27" style:family="text">
      <style:text-properties fo:font-size="16pt" officeooo:rsid="001ff8e8" style:font-size-asian="14pt" style:font-size-complex="16pt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weight="bold" officeooo:rsid="001ff8e8" style:font-size-asian="14pt" style:font-weight-asian="bold" style:font-size-complex="14pt" style:font-weight-complex="bold"/>
    </style:style>
    <style:style style:name="T30" style:family="text">
      <style:text-properties fo:font-size="14pt" fo:font-weight="normal" officeooo:rsid="001ff8e8" style:font-size-asian="14pt" style:font-weight-asian="normal" style:font-size-complex="14pt" style:font-weight-complex="normal"/>
    </style:style>
    <style:style style:name="T31" style:family="text">
      <style:text-properties fo:font-weight="bold" officeooo:rsid="001ff8e8" style:font-weight-asian="bold" style:font-weight-complex="bold"/>
    </style:style>
    <style:style style:name="T32" style:family="text">
      <style:text-properties officeooo:rsid="001ff8e8"/>
    </style:style>
    <style:style style:name="T33" style:family="text">
      <style:text-properties fo:color="#ff0000" loext:opacity="100%" fo:font-size="14pt" style:font-size-asian="14pt" style:font-size-complex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8pt" officeooo:rsid="0021f77b" style:font-size-asian="15.75pt" style:font-size-complex="18pt"/>
    </style:style>
    <style:style style:name="T36" style:family="text">
      <style:text-properties fo:font-variant="normal" fo:text-transform="none" fo:color="#ff0000" loext:opacity="100%" style:font-name="DeepSeek-CJK-patch" fo:font-size="12pt" fo:letter-spacing="normal" fo:font-style="normal" fo:font-weight="normal"/>
    </style:style>
    <style:style style:name="T37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38" style:family="text">
      <style:text-properties fo:font-variant="normal" fo:text-transform="none" fo:color="#ff0000" loext:opacity="100%" style:font-name="DeepSeek-CJK-patch" fo:font-size="12pt" fo:letter-spacing="normal" fo:font-style="normal" fo:font-weight="normal" officeooo:rsid="0019f5e9" style:font-size-asian="14pt" style:font-size-complex="14pt"/>
    </style:style>
    <style:style style:name="T39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19f5e9" style:font-size-asian="14pt" style:font-size-complex="14pt"/>
    </style:style>
    <style:style style:name="T40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22aed7" style:font-size-asian="14pt" style:font-size-complex="14pt"/>
    </style:style>
    <style:style style:name="T41" style:family="text">
      <style:text-properties fo:font-variant="normal" fo:text-transform="none" fo:color="#ff0000" loext:opacity="100%" style:font-name="Nimbus Roman" fo:font-size="16pt" fo:letter-spacing="normal" fo:font-style="normal" fo:font-weight="normal" officeooo:rsid="0022aed7" style:font-size-asian="14pt" style:font-weight-asian="normal" style:font-size-complex="16pt" style:font-weight-complex="normal"/>
    </style:style>
    <style:style style:name="T42" style:family="text">
      <style:text-properties fo:font-variant="normal" fo:text-transform="none" fo:color="#000000" loext:opacity="100%" style:font-name="Nimbus Roman" fo:font-size="16pt" fo:letter-spacing="normal" fo:font-style="normal" fo:font-weight="normal" officeooo:rsid="0022aed7" style:font-size-asian="14pt" style:font-weight-asian="normal" style:font-size-complex="16pt" style:font-weight-complex="normal"/>
    </style:style>
    <style:style style:name="T43" style:family="text">
      <style:text-properties fo:font-variant="normal" fo:text-transform="none" fo:color="#ff0000" loext:opacity="100%" style:font-name="DeepSeek-CJK-patch" fo:font-size="12pt" fo:letter-spacing="normal" fo:font-style="normal" fo:font-weight="normal" officeooo:rsid="0022aed7" style:font-size-asian="14pt" style:font-size-complex="14pt"/>
    </style:style>
    <style:style style:name="T44" style:family="text">
      <style:text-properties fo:font-variant="normal" fo:text-transform="none" style:font-name="Liberation Serif1" fo:font-size="14pt" fo:letter-spacing="normal" fo:font-style="normal" officeooo:rsid="0022aed7" style:font-size-asian="14pt" style:font-size-complex="14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“</text:span><text:span text:style-name="Strong_20_Emphasis"><text:span text:style-name="T2">Implementation of a Secure Redundant Network Infrastructure for a Financial Services Institution</text:span></text:span><text:span text:style-name="Strong_20_Emphasis"><text:span text:style-name="T3">”</text:span></text:span></text:p>
      <text:p text:style-name="P1"/>
      <text:h text:style-name="Heading_20_1" text:outline-level="1">Project Overview :-</text:h>
      <text:p text:style-name="P2"><text:span text:style-name="T4"><text:s/>In the modern financial landscape, institutions must operate with high levels of </text:span><text:span text:style-name="Strong_20_Emphasis"><text:span text:style-name="T4">security</text:span></text:span><text:span text:style-name="T4">, </text:span><text:span text:style-name="Strong_20_Emphasis"><text:span text:style-name="T4">availability</text:span></text:span><text:span text:style-name="T4">, and </text:span><text:span text:style-name="Strong_20_Emphasis"><text:span text:style-name="T4">scalability</text:span></text:span><text:span text:style-name="T4"> to protect sensitive data and deliver uninterrupted services. This project </text:span><text:span text:style-name="T5">provides an in-depth technical and operational blueprint for deploying a highly secure, redundant, and scalable network infrastructure for a mid-sized financial institution. The solution integrates on-premises HQ and branch networks with AWS cloud services while ensuring compliance with </text:span><text:span text:style-name="Strong_20_Emphasis"><text:span text:style-name="T5">ISO/IEC 27001</text:span></text:span><text:span text:style-name="T5">, </text:span><text:span text:style-name="Strong_20_Emphasis"><text:span text:style-name="T5">PCI-DSS</text:span></text:span><text:span text:style-name="T5">, and </text:span><text:span text:style-name="Strong_20_Emphasis"><text:span text:style-name="T5">NIST CSF</text:span></text:span><text:span text:style-name="T6"> </text:span><text:span text:style-name="T5">security frameworks.</text:span></text:p>
      <text:h text:style-name="Heading_20_1" text:outline-level="1">Case study :-</text:h>
      <text:h text:style-name="Heading_20_2" text:outline-level="2"><text:span text:style-name="T5">📍 </text:span><text:span text:style-name="Strong_20_Emphasis"><text:span text:style-name="T7">Institution Profile:</text:span></text:span></text:h>
      <text:p text:style-name="P3"><text:span text:style-name="Strong_20_Emphasis"><text:span text:style-name="T5">A mid sized financial institution headquarter in </text:span></text:span><text:span text:style-name="Strong_20_Emphasis"><text:span text:style-name="T8">Cairo, Egypt</text:span></text:span><text:span text:style-name="Strong_20_Emphasis"><text:span text:style-name="T5">, with one regional branch and a disaster recovery/data Center in AWS Cloud</text:span></text:span><text:span text:style-name="Strong_20_Emphasis"><text:span text:style-name="T8"> ( Ireland region</text:span></text:span><text:span text:style-name="Strong_20_Emphasis"><text:span text:style-name="T5">). <text:s/></text:span></text:span><text:span text:style-name="Strong_20_Emphasis"><text:span text:style-name="T9">The institution handles financial transaction, client database, and remote customer service-making Uptime and Security critical.</text:span></text:span></text:p>
      <text:h text:style-name="Heading_20_2" text:outline-level="2"><text:span text:style-name="Strong_20_Emphasis"><text:span text:style-name="T9">🧩 </text:span></text:span><text:span text:style-name="Strong_20_Emphasis"><text:span text:style-name="T10">Challenges Identified:</text:span></text:span></text:h>
      <text:list text:style-name="L1">
        <text:list-item>
          <text:p text:style-name="P4"><text:span text:style-name="Strong_20_Emphasis"><text:span text:style-name="T9">No redundancy in the WAN link, causing frequent downtime.</text:span></text:span></text:p>
        </text:list-item>
        <text:list-item>
          <text:p text:style-name="P4"><text:span text:style-name="Strong_20_Emphasis"><text:span text:style-name="T9">Limited VLAN segmentation leading to poor traffic isolation.</text:span></text:span></text:p>
        </text:list-item>
        <text:list-item>
          <text:p text:style-name="P4"><text:span text:style-name="Strong_20_Emphasis"><text:span text:style-name="T9">Insecure remote access for admins and branch users. </text:span></text:span></text:p>
        </text:list-item>
        <text:list-item>
          <text:p text:style-name="P4"><text:span text:style-name="Strong_20_Emphasis"><text:span text:style-name="T9">Poor scalability for future cloud integration and growth. </text:span></text:span></text:p>
        </text:list-item>
      </text:list>
      <text:p text:style-name="P5"><text:soft-page-break/><text:span text:style-name="Strong_20_Emphasis"><text:span text:style-name="T9"/></text:span></text:p>
      <text:p text:style-name="P5"><text:span text:style-name="Strong_20_Emphasis"><text:span text:style-name="T9"/></text:span></text:p>
      <text:h text:style-name="Heading_20_2" text:outline-level="2"><text:span text:style-name="Strong_20_Emphasis"><text:span text:style-name="T9"><text:s/>✅ </text:span></text:span><text:span text:style-name="Strong_20_Emphasis"><text:span text:style-name="T10">Solution Objectives:</text:span></text:span></text:h>
      <text:list text:style-name="L2">
        <text:list-item>
          <text:p text:style-name="P6"><text:span text:style-name="Strong_20_Emphasis"><text:span text:style-name="T9">Establish Site-to-Site VPN tunnels (</text:span></text:span><text:span text:style-name="Strong_20_Emphasis"><text:span text:style-name="T11">GRE using IPsec</text:span></text:span><text:span text:style-name="Strong_20_Emphasis"><text:span text:style-name="T9">) for secure connectivity.</text:span></text:span></text:p>
        </text:list-item>
        <text:list-item>
          <text:p text:style-name="P6"><text:span text:style-name="Strong_20_Emphasis"><text:span text:style-name="T9">Implement Layer 3 Switching and VLAN segmentation.</text:span></text:span></text:p>
        </text:list-item>
        <text:list-item>
          <text:p text:style-name="P6"><text:span text:style-name="Strong_20_Emphasis"><text:span text:style-name="T9">Enforce </text:span></text:span><text:span text:style-name="Strong_20_Emphasis"><text:span text:style-name="T12">redundant ISP links with IP SLA( </text:span></text:span><text:span text:style-name="Strong_20_Emphasis"><text:span text:style-name="T13">Service Level Agreement</text:span></text:span><text:span text:style-name="Strong_20_Emphasis"><text:span text:style-name="T12"> ) fail-over.</text:span></text:span></text:p>
        </text:list-item>
        <text:list-item>
          <text:p text:style-name="P7"><text:span text:style-name="Strong_20_Emphasis"><text:span text:style-name="T12">Integration with AWS for backups and disaster recovery (DR) from an Enterprise Network, using <text:s/>a combination of networking, storage, and security protocols to ensure secure,efficient, and reliable connectivity.</text:span></text:span></text:p>
        </text:list-item>
        <text:list-item>
          <text:p text:style-name="P7"><text:span text:style-name="Strong_20_Emphasis"><text:span text:style-name="T12">Apply strong AAA (</text:span></text:span><text:span text:style-name="Strong_20_Emphasis"><text:span text:style-name="T13">Authentication, Authorization, and Accounting</text:span></text:span><text:span text:style-name="Strong_20_Emphasis"><text:span text:style-name="T12"> ), ACL( </text:span></text:span><text:span text:style-name="Strong_20_Emphasis"><text:span text:style-name="T13">Access Control List</text:span></text:span><text:span text:style-name="Strong_20_Emphasis"><text:span text:style-name="T12">), and firewall policies. </text:span></text:span></text:p>
        </text:list-item>
        <text:list-item>
          <text:p text:style-name="P8"><text:span text:style-name="Strong_20_Emphasis"><text:span text:style-name="T14">Monitor performance, detect anomalies, and Log events, using a combination of network monitoring tools, protocols and logging Infrastructure ( </text:span></text:span><text:span text:style-name="Strong_20_Emphasis"><text:span text:style-name="T15">Zabbix Network Monitor</text:span></text:span><text:span text:style-name="Strong_20_Emphasis"><text:span text:style-name="T14"> ).</text:span></text:span></text:p>
        </text:list-item>
      </text:list>
      <text:p text:style-name="P9"><text:span text:style-name="Strong_20_Emphasis"><text:span text:style-name="T14"/></text:span></text:p>
      <text:h text:style-name="Heading_20_1" text:outline-level="1"><text:span text:style-name="Strong_20_Emphasis">Business Requirements :-</text:span></text:h>
      <text:list xml:id="list3584415648" text:style-name="L3">
        <text:list-item>
          <text:p text:style-name="P10"><text:span text:style-name="Strong_20_Emphasis"><text:span text:style-name="T16">Ensure secure, encrypted communications <text:s/>across all locations, </text:span></text:span><text:span text:style-name="Strong_20_Emphasis"><text:span text:style-name="T17">to protect sensitive data, <text:tab/>maintain confidentiality, and comply with industry security standards. </text:span></text:span></text:p>
        </text:list-item>
        <text:list-item>
          <text:p text:style-name="P10"><text:span text:style-name="Strong_20_Emphasis"><text:span text:style-name="T16">Enable redundant network infrastructure to eliminate Single point of failure </text:span></text:span><text:span text:style-name="Strong_20_Emphasis"><text:span text:style-name="T17">( </text:span></text:span><text:span text:style-name="Strong_20_Emphasis"><text:span text:style-name="T18">SPOF</text:span></text:span><text:span text:style-name="Strong_20_Emphasis"><text:span text:style-name="T17">) and ensure continuous availability, the system should be designed <text:s/>with high-availability, automatic fail over, and load balancing mechanism ro maintain continuity in the event of hardware, link, or configuration failures. </text:span></text:span></text:p>
        </text:list-item>
        <text:list-item>
          <text:p text:style-name="P10"><text:soft-page-break/><text:span text:style-name="Strong_20_Emphasis"><text:span text:style-name="T16">Achieve </text:span></text:span><text:span text:style-name="Strong_20_Emphasis"><text:span text:style-name="T19">ISO/IEC</text:span></text:span><text:span text:style-name="Strong_20_Emphasis"><text:span text:style-name="T16"> (27001) : This includes establishing risk-based controls, securing communication channels, ensuring data confidentiality and integrity, enforcing access control policies, and maintaining audit-ready documentation to support continuous monitoring, incident response, and ongoing improvement.</text:span></text:span></text:p>
        </text:list-item>
        <text:list-item>
          <text:p text:style-name="P11"><text:span text:style-name="Strong_20_Emphasis"><text:span text:style-name="T17">The organization required centralized management of core IT Services such as :-</text:span></text:span></text:p>
        </text:list-item>
      </text:list>
      <text:list text:style-name="L4">
        <text:list-item>
          <text:p text:style-name="P12"><text:span text:style-name="Strong_20_Emphasis"><text:span text:style-name="T17">Centralized DHCP : Efficiently manages IP addressing, reduces confilcts. </text:span></text:span></text:p>
        </text:list-item>
        <text:list-item>
          <text:p text:style-name="P12"><text:span text:style-name="Strong_20_Emphasis"><text:span text:style-name="T17">Centralized DNS: Enhances name resolution speed and accuracy across sites. </text:span></text:span></text:p>
        </text:list-item>
        <text:list-item>
          <text:p text:style-name="P12"><text:span text:style-name="Strong_20_Emphasis"><text:span text:style-name="T17">Centralized VOIP : Ensure Quality of services (QOS) and Centralized call management.</text:span></text:span></text:p>
        </text:list-item>
        <text:list-item>
          <text:p text:style-name="P12"><text:span text:style-name="Strong_20_Emphasis"><text:span text:style-name="T17">Centralized File sharing : <text:s/>Simplifies access control and backup operations.</text:span></text:span></text:p>
        </text:list-item>
      </text:list>
      <text:p text:style-name="P13"><text:span text:style-name="Strong_20_Emphasis"><text:span text:style-name="T17"/></text:span></text:p>
      <text:list text:continue-list="list3584415648" text:style-name="L3">
        <text:list-item>
          <text:p text:style-name="P14"><text:span text:style-name="Strong_20_Emphasis"><text:span text:style-name="T20">The network infrastructure must be designed with scalability and flexibility in mind to accommodate future integration with cloud services ( AWS OR Azure ) and ensure secure, reliable access for remote employees. </text:span></text:span></text:p>
        </text:list-item>
        <text:list-item>
          <text:p text:style-name="P15"><text:span text:style-name="Strong_20_Emphasis"><text:span text:style-name="T21">Ensures continuous services up time with a minimum of 99.99 % availability, minimizing downtime to support uninterrupted access to critical services and operations. </text:span></text:span></text:p>
        </text:list-item>
      </text:list>
      <text:p text:style-name="P16"/>
      <text:p text:style-name="P16"/>
      <text:h text:style-name="Heading_20_1" text:outline-level="1"><text:soft-page-break/><text:span text:style-name="Strong_20_Emphasis">Functional Requirements :-</text:span></text:h>
      <text:list text:style-name="L5">
        <text:list-item>
          <text:p text:style-name="P17"><text:span text:style-name="Strong_20_Emphasis"><text:span text:style-name="T22">Implement VLAN and sub-net separation for each department to ensure network segmentation enhance security, and improve traffic management across the organization.</text:span></text:span></text:p>
        </text:list-item>
        <text:list-item>
          <text:p text:style-name="P18">Implement secure and reliable routing between the Headquarters, Branch office, and AWS cloud Environment using Site-to-Site VPN connection to ensure encrypted communication and data integrity across the locations.</text:p>
        </text:list-item>
        <text:list-item>
          <text:p text:style-name="P19">Implement role-based access control by integrating AAA ( Authentication, authorization, and accounting ) using TACACS+ and RADIUS protocols, ensuring secure and audit- able access to network resources based on user roles and responsibilities. </text:p>
        </text:list-item>
        <text:list-item>
          <text:p text:style-name="P20">Implement Dual WAN connectivity with automatic fail-over using IP SLA tracking, ensuring seamless internet connectivity in case of primary like failure.</text:p>
        </text:list-item>
        <text:list-item>
          <text:p text:style-name="P20">Implement Voice Over IP ( VOIP ) communication system integrated with Quality of services mechanisms ( QOS ), to ensure clear, reliable voice transmission across the network, QOS should prioritize voice traffic to minimize latency, jitter, and packet loss, supporting high-quality, and real-time communication. </text:p>
        </text:list-item>
        <text:list-item>
          <text:p text:style-name="P20">Deploy a Cisco ASA firewall at the network perimeter to provide traffic filtering, intrusion prevention, and secure access control between <text:tab/>internal and external network. This <text:span text:style-name="T23">ensure only authorized traffic is allowed, enhancing the overall security posture of the organization. </text:span></text:p>
        </text:list-item>
        <text:list-item>
          <text:p text:style-name="P21">Implement a cloud VPN connection to AWS to enable secure access to disaster recovery ( DR) and backup services, utilization a combination of GRE over IPsec to ensure encrypted, resilient tunneling with support for multi-cast traffic and routing protocols. </text:p>
        </text:list-item>
        <text:list-item>
          <text:p text:style-name="P21">Provide comprehensive wire and wireless network converges across all areas of operations, utilizing centrally managed <text:s/>wireless controllers to ensure seamless connectivity, efficient configuration, performance monitoring, and secure access control. </text:p>
        </text:list-item>
      </text:list>
      <text:p text:style-name="P22"/>
      <text:p text:style-name="P22"/>
      <text:p text:style-name="P22"><text:soft-page-break/></text:p>
      <text:p text:style-name="P22"/>
      <text:p text:style-name="P22"/>
      <text:h text:style-name="Heading_20_1" text:outline-level="1"><text:span text:style-name="Strong_20_Emphasis">Non-Functional Requirements</text:span></text:h>
      <text:p text:style-name="P22"/>
      <text:list xml:id="list3899527627" text:style-name="L6">
        <text:list-item>
          <text:p text:style-name="P23"><text:span text:style-name="T24">Availability </text:span>: maintain 99.99 % through the implementation of network and system redundancy, high-availability protocols Such as { <text:span text:style-name="T25">HSRP/ VRRP </text:span>}, fail-overs mechanisms, and continuous monitoring using real-time alerting systems. This ensures business continuity and minimal service disruption. </text:p>
        </text:list-item>
        <text:list-item>
          <text:p text:style-name="P23"><text:span text:style-name="T24">Security </text:span>: Align the network infrastructure with ISO/ IEC 27001 Standards, implementation a “ Least privilege “ access model across all systems. This Include : -</text:p>
        </text:list-item>
      </text:list>
      <text:list text:style-name="L7">
        <text:list-item>
          <text:p text:style-name="P24">Role-based Access Control ( RBAC). </text:p>
        </text:list-item>
        <text:list-item>
          <text:p text:style-name="P24">Network Segmentation via VLANs and access control lists (ACLs).</text:p>
        </text:list-item>
        <text:list-item>
          <text:p text:style-name="P24">Encrypted communications (IPsec).</text:p>
        </text:list-item>
        <text:list-item>
          <text:p text:style-name="P24">Regular vulnerability assessments and compline auditing.</text:p>
        </text:list-item>
      </text:list>
      <text:list xml:id="list154518661043451" text:continue-list="list3899527627" text:style-name="L6">
        <text:list-item>
          <text:p text:style-name="P25"><text:span text:style-name="T26">Scalability</text:span><text:span text:style-name="T27"> : </text:span><text:span text:style-name="T28">Design the network with </text:span><text:span text:style-name="Strong_20_Emphasis"><text:span text:style-name="T28">modular and scalable architecture</text:span></text:span><text:span text:style-name="T28"> to support the seamless addition of </text:span><text:span text:style-name="Strong_20_Emphasis"><text:span text:style-name="T28">new branch sites, IoT devices, and cloud-based resources</text:span></text:span><text:span text:style-name="T28"> (e.g., AWS, Azure). This includes scalable IP addressing schemes, expandable routing protocols (e.g., OSPF), and cloud-compatible edge appliances.</text:span></text:p>
        </text:list-item>
        <text:list-item>
          <text:p text:style-name="P25"><text:span text:style-name="T29">Performance</text:span><text:span text:style-name="T30"> : </text:span><text:span text:style-name="T28">Ensure network efficiency by maintaining </text:span><text:span text:style-name="Strong_20_Emphasis"><text:span text:style-name="T28">latency under 10 milliseconds</text:span></text:span><text:span text:style-name="T28"> across internal segments. This is achieved via:</text:span></text:p>
        </text:list-item>
      </text:list>
      <text:list text:style-name="L8">
        <text:list-item>
          <text:p text:style-name="P26">High-throughput switches and routers</text:p>
        </text:list-item>
        <text:list-item>
          <text:p text:style-name="P26">Proper Quality of Service (QoS) configuration</text:p>
        </text:list-item>
        <text:list-item>
          <text:p text:style-name="P26"><text:soft-page-break/>Redundant and load-balanced paths</text:p>
        </text:list-item>
        <text:list-item>
          <text:p text:style-name="P26">Optimized cabling and topology layout</text:p>
        </text:list-item>
      </text:list>
      <text:list text:continue-list="list154518661043451" text:style-name="L6">
        <text:list-item>
          <text:p text:style-name="P27"><text:span text:style-name="T31">Manageability</text:span><text:span text:style-name="T32"> : </text:span>Enable effective network administration through: </text:p>
        </text:list-item>
      </text:list>
      <text:list text:style-name="L9">
        <text:list-item>
          <text:p text:style-name="P28"><text:span text:style-name="Strong_20_Emphasis"><text:span text:style-name="T33">SNMP (Simple Network Management Protocol)</text:span></text:span><text:span text:style-name="T34"> for real-time device and interface monitoring</text:span></text:p>
        </text:list-item>
        <text:list-item>
          <text:p text:style-name="P28"><text:span text:style-name="Strong_20_Emphasis"><text:span text:style-name="T33">Syslog</text:span></text:span><text:span text:style-name="T33"> </text:span><text:span text:style-name="T34">integration for centralized logging and event tracking</text:span></text:p>
        </text:list-item>
        <text:list-item>
          <text:p text:style-name="P28"><text:span text:style-name="Strong_20_Emphasis"><text:span text:style-name="T33">Unified dashboards</text:span></text:span><text:span text:style-name="T34"> (e.g., SolarWinds, PRTG, Cisco DNA Center), that provide centralized visibility, configuration, and fault management. </text:span></text:p>
        </text:list-item>
      </text:list>
      <text:h text:style-name="Heading_20_1" text:outline-level="1"><text:span text:style-name="Strong_20_Emphasis">Department Names</text:span></text:h>
      <text:list text:style-name="L10">
        <text:list-item>
          <text:p text:style-name="P29"><text:s/>Customer services</text:p>
        </text:list-item>
        <text:list-item>
          <text:p text:style-name="P29">HR Department </text:p>
        </text:list-item>
        <text:list-item>
          <text:p text:style-name="P29">Finance Department </text:p>
        </text:list-item>
        <text:list-item>
          <text:p text:style-name="P29">Network Operations </text:p>
        </text:list-item>
        <text:list-item>
          <text:p text:style-name="P29">Sales &amp; Marketing</text:p>
        </text:list-item>
        <text:list-item>
          <text:p text:style-name="P29">Legal &amp; Compliance </text:p>
        </text:list-item>
        <text:list-item>
          <text:p text:style-name="P29">Accounting &amp; Administrations</text:p>
        </text:list-item>
        <text:list-item>
          <text:p text:style-name="P30"><text:span text:style-name="T35">IT Department <text:s/></text:span></text:p>
        </text:list-item>
      </text:list>
      <text:p text:style-name="P31"><text:span text:style-name="T35"/></text:p>
      <text:p text:style-name="P31"><text:span text:style-name="T35"/></text:p>
      <text:p text:style-name="P31"><text:span text:style-name="T35"/></text:p>
      <text:h text:style-name="Heading_20_1" text:outline-level="1"><text:soft-page-break/><text:span text:style-name="Strong_20_Emphasis">Detailed Network Architecture</text:span></text:h>
      <text:h text:style-name="Heading_20_2" text:outline-level="2"><text:span text:style-name="Strong_20_Emphasis">High-Level Network Topology</text:span></text:h>
      <text:p text:style-name="P32"><text:span text:style-name="Strong_20_Emphasis"><text:span text:style-name="T36">HQ (Cairo, Egypt)</text:span></text:span><text:span text:style-name="T36"> </text:span><text:span text:style-name="T37">– Core/Distribution/Access layers with redundant ISP links.</text:span></text:p>
      <text:p text:style-name="P32"><text:span text:style-name="Strong_20_Emphasis"><text:span text:style-name="T36">Branch Office</text:span></text:span><text:span text:style-name="T37"> – Connects via </text:span><text:span text:style-name="Strong_20_Emphasis"><text:span text:style-name="T37">dual Site-to-Site IPsec VPNs</text:span></text:span><text:span text:style-name="T37"> (ISP failover).</text:span></text:p>
      <text:p text:style-name="P32"><text:span text:style-name="Strong_20_Emphasis"><text:span text:style-name="T36">AWS Cloud (Ireland Region)</text:span></text:span><text:span text:style-name="T37"> – Hybrid cloud integration using </text:span><text:span text:style-name="Strong_20_Emphasis"><text:span text:style-name="T37">AWS Direct Connect + VPN backup</text:span></text:span><text:span text:style-name="T37">.</text:span></text:p>
      <text:p text:style-name="P32"><text:span text:style-name="Strong_20_Emphasis"><text:span text:style-name="T38">Disaster Recovery (DR)</text:span></text:span><text:span text:style-name="Strong_20_Emphasis"><text:span text:style-name="T39"> – AWS-based backup and failover mechanisms.</text:span></text:span></text:p>
      <text:p text:style-name="P32"><text:span text:style-name="Strong_20_Emphasis"><text:span text:style-name="T40"/></text:span></text:p>
      <text:h text:style-name="Heading_20_2" text:outline-level="2"><text:span text:style-name="Strong_20_Emphasis">Physical &amp; Logical Topology :</text:span></text:h>
      <text:h text:style-name="P33" text:outline-level="3"><text:span text:style-name="Strong_20_Emphasis">Physical Topology : </text:span></text:h>
      <text:h text:style-name="P34" text:outline-level="4"><text:span text:style-name="Strong_20_Emphasis">Core Layer :-</text:span></text:h>
      <text:p text:style-name="P35"><text:span text:style-name="Strong_20_Emphasis"><text:span text:style-name="T41">Cisco catalyst 2911 </text:span></text:span><text:span text:style-name="Strong_20_Emphasis"><text:span text:style-name="T42">( Redundant pair )</text:span></text:span></text:p>
      <text:p text:style-name="P35"><text:span text:style-name="Strong_20_Emphasis"><text:span text:style-name="T41">Cisco ASA 5506_X</text:span></text:span><text:span text:style-name="Strong_20_Emphasis"><text:span text:style-name="T42"> Firewall </text:span></text:span></text:p>
      <text:h text:style-name="P34" text:outline-level="4"><text:span text:style-name="Strong_20_Emphasis">Distribution Layer :-</text:span></text:h>
      <text:p text:style-name="P36"><text:span text:style-name="Strong_20_Emphasis"><text:span text:style-name="T43">Cisco catalyst 3850 </text:span></text:span><text:span text:style-name="Strong_20_Emphasis"><text:span text:style-name="T40">( Stack For redundancy )</text:span></text:span></text:p>
      <text:h text:style-name="P34" text:outline-level="4"><text:span text:style-name="Strong_20_Emphasis">Access Layer:</text:span></text:h>
      <text:p text:style-name="P37"><text:span text:style-name="Strong_20_Emphasis"><text:span text:style-name="T43">Cisco Catalyst 2960 </text:span></text:span><text:span text:style-name="Strong_20_Emphasis"><text:span text:style-name="T40">(POE and VOIP ) </text:span></text:span></text:p>
      <text:h text:style-name="P34" text:outline-level="4"><text:span text:style-name="Strong_20_Emphasis">WAN Edge:</text:span></text:h>
      <text:p text:style-name="P38"><text:span text:style-name="T25">Dual ISPs</text:span> (Fiber + LTE backup)</text:p>
      <text:p text:style-name="P39"><text:span text:style-name="Strong_20_Emphasis"><text:span text:style-name="T43">Cisco ISR 4451 routers</text:span></text:span><text:span text:style-name="Strong_20_Emphasis"><text:span text:style-name="T40"> (IP SLA-based failover)</text:span></text:span></text:p>
      <text:h text:style-name="Heading_20_1" text:outline-level="1"><text:span text:style-name="Strong_20_Emphasis">Technical Requirements</text:span></text:h>
      <text:h text:style-name="Heading_20_2" text:outline-level="2"><text:span text:style-name="Strong_20_Emphasis">High Availability:</text:span></text:h>
      <text:list text:style-name="L11">
        <text:list-item>
          <text:p text:style-name="P40">Dual routers/switches at core/distribution layers</text:p>
        </text:list-item>
        <text:list-item>
          <text:p text:style-name="P40">HSRP/VRRP configuration</text:p>
        </text:list-item>
        <text:list-item>
          <text:p text:style-name="P40">Dual WAN with IP SLA tracking</text:p>
        </text:list-item>
      </text:list>
      <text:p text:style-name="P41"><text:soft-page-break/></text:p>
      <text:h text:style-name="Heading_20_2" text:outline-level="2"><text:span text:style-name="Strong_20_Emphasis">Scalability:</text:span></text:h>
      <text:list text:style-name="L12">
        <text:list-item>
          <text:p text:style-name="P42">Modular switch stacking</text:p>
        </text:list-item>
        <text:list-item>
          <text:p text:style-name="P42">VLAN trunking with 802.1Q</text:p>
        </text:list-item>
        <text:list-item>
          <text:p text:style-name="P42">AWS VPC-ready design</text:p>
        </text:list-item>
      </text:list>
      <text:h text:style-name="Heading_20_2" text:outline-level="2"><text:span text:style-name="Strong_20_Emphasis">Security (ISO/IEC 27001):</text:span></text:h>
      <text:list text:style-name="L13">
        <text:list-item>
          <text:p text:style-name="P43">Firewall + Intrusion Detection/Prevention</text:p>
        </text:list-item>
        <text:list-item>
          <text:p text:style-name="P43">VPN encryption (AES 256-bit)</text:p>
        </text:list-item>
        <text:list-item>
          <text:p text:style-name="P43">RADIUS/TACACS+ AAA</text:p>
        </text:list-item>
        <text:list-item>
          <text:p text:style-name="P43">Port Security, Dynamic ARP Inspection, DHCP Snooping</text:p>
        </text:list-item>
        <text:list-item>
          <text:p text:style-name="P43">VLAN ACLs and role-based access control</text:p>
        </text:list-item>
      </text:list>
      <text:h text:style-name="Heading_20_2" text:outline-level="2"><text:span text:style-name="Strong_20_Emphasis">Monitoring &amp; Management:</text:span></text:h>
      <text:list text:style-name="L14">
        <text:list-item>
          <text:p text:style-name="P44">Syslog, SNMP v3, NetFlow</text:p>
        </text:list-item>
        <text:list-item>
          <text:p text:style-name="P44">E-mail/SMS alerts on link failures or security events</text:p>
        </text:list-item>
        <text:list-item>
          <text:p text:style-name="P45"><text:span text:style-name="Strong_20_Emphasis"><text:span text:style-name="T44">Centralized dashboard (PRTG/SolarWinds suggested)</text:span></text:span></text:p>
        </text:list-item>
      </text:list>
      <text:h text:style-name="Heading_20_1" text:outline-level="1"><text:span text:style-name="Strong_20_Emphasis">Conclusion</text:span></text:h>
      <text:p text:style-name="P46"><text:span text:style-name="Strong_20_Emphasis"><text:span text:style-name="T39">This architecture ensures secure, highly available, and scalable financial network operations while meeting strict compliance requirements. Future enhancements include SD-WAN, AI-based security, and multi-cloud expansion.</text:span></text:span></text:p>
      <text:p text:style-name="P46"><text:span text:style-name="Strong_20_Emphasis"><text:span text:style-name="T3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ntarell Extra Bold" svg:font-family="'Cantarell Extra Bold'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nux Libertine Mono O" svg:font-family="'Linux Libertine Mono O'" style:font-pitch="variable"/>
    <style:font-face style:name="Nimbus Roman" svg:font-family="'Nimbus Roman'" style:font-adornments="Bold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2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8:57:43.382420618</meta:creation-date>
    <meta:generator>LibreOffice/24.8.5.2$Linux_X86_64 LibreOffice_project/480$Build-2</meta:generator>
    <dc:date>2025-05-17T15:45:18.269086552</dc:date>
    <meta:editing-duration>PT14M30S</meta:editing-duration>
    <meta:editing-cycles>3</meta:editing-cycles>
    <meta:document-statistic meta:table-count="0" meta:image-count="0" meta:object-count="0" meta:page-count="8" meta:paragraph-count="103" meta:word-count="1229" meta:character-count="8776" meta:non-whitespace-character-count="7674"/>
  </office:meta>
</office:document-meta>
</file>